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8cm" fo:min-width="6.06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06cm" fo:min-width="6.867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4.26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02cm" fo:min-width="6.86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122cm" fo:min-width="3.89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5.10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97cm"/>
    </style:style>
    <style:style style:name="gr12" style:family="graphic" style:parent-style-name="standard">
      <style:graphic-properties draw:stroke="none" svg:stroke-color="#000000" draw:fill="none" draw:fill-color="#ffffff" fo:min-height="1.717cm"/>
    </style:style>
    <style:style style:name="gr13" style:family="graphic" style:parent-style-name="standard">
      <style:graphic-properties draw:stroke="none" svg:stroke-color="#000000" draw:fill="none" draw:fill-color="#ffffff" fo:min-height="1.4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style:font-name="Inconsolata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style:font-name="Inconsolata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style:font-name="Inconsolata"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Inconsolata" fo:font-size="16pt" style:font-size-asian="16pt" style:font-size-complex="16pt"/>
    </style:style>
    <style:style style:name="T3" style:family="text">
      <style:text-properties style:font-name="Inconsolata" fo:font-size="13pt" style:font-size-asian="13pt" style:font-size-complex="13pt"/>
    </style:style>
    <style:style style:name="T4" style:family="text">
      <style:text-properties style:font-name="Inconsolata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3.429cm" svg:x="6.877cm" svg:y="11.80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xml:id="id5" draw:id="id5" draw:layer="layout" svg:width="7.366cm" svg:height="3.429cm" svg:x="6.977cm" svg:y="7.23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3" draw:layer="layout" svg:width="6.477cm" svg:height="3.806cm" svg:x="7.258cm" svg:y="7.624cm">
          <draw:text-box>
            <text:p text:style-name="P2">Multi-channel color VSI timecourse file</text:p>
          </draw:text-box>
        </draw:frame>
        <draw:frame draw:style-name="gr4" draw:text-style-name="P3" draw:layer="layout" svg:width="6.984cm" svg:height="4.517cm" svg:x="6.705cm" svg:y="12.513cm">
          <draw:text-box>
            <text:p text:style-name="P2">Greyscale TIF files by channel and timepoint</text:p>
          </draw:text-box>
        </draw:frame>
        <draw:custom-shape draw:style-name="gr5" draw:text-style-name="P1" xml:id="id1" draw:id="id1" draw:layer="layout" svg:width="7.365cm" svg:height="3.175cm" svg:x="6.978cm" svg:y="16.03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" draw:id="id2" draw:layer="layout" svg:width="5.461cm" svg:height="4.191cm" svg:x="10.877cm" svg:y="21.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7" draw:text-style-name="P3" draw:layer="layout" svg:width="5.788cm" svg:height="1.673cm" svg:x="7.931cm" svg:y="16.389cm">
          <draw:text-box>
            <text:p text:style-name="P2">Greyscale TIF file</text:p>
          </draw:text-box>
        </draw:frame>
        <draw:frame draw:style-name="gr8" draw:text-style-name="P4" draw:layer="layout" svg:width="4.826cm" svg:height="2.384cm" svg:x="11.739cm" svg:y="21.653cm">
          <draw:text-box>
            <text:p><text:span text:style-name="T1">Tab-delimited text file</text:span></text:p>
          </draw:text-box>
        </draw:frame>
        <draw:frame draw:style-name="gr9" draw:text-style-name="P6" draw:layer="layout" svg:width="3.048cm" svg:height="5.355cm" svg:x="12.366cm" svg:y="22.442cm">
          <draw:text-box>
            <text:list text:style-name="L2">
              <text:list-item>
                <text:p text:style-name="P5"><text:span text:style-name="T1">F</text:span><text:span text:style-name="T1">i</text:span><text:span text:style-name="T1">l</text:span><text:span text:style-name="T1">e</text:span><text:span text:style-name="T1">n</text:span><text:span text:style-name="T1">a</text:span><text:span text:style-name="T1">m</text:span><text:span text:style-name="T1">e</text:span></text:p>
              </text:list-item>
              <text:list-item>
                <text:p text:style-name="P5"><text:span text:style-name="T1">A</text:span><text:span text:style-name="T1">r</text:span><text:span text:style-name="T1">e</text:span><text:span text:style-name="T1">a</text:span></text:p>
              </text:list-item>
              <text:list-item>
                <text:p text:style-name="P5"><text:span text:style-name="T1">M</text:span><text:span text:style-name="T1">e</text:span><text:span text:style-name="T1">a</text:span><text:span text:style-name="T1">n</text:span></text:p>
              </text:list-item>
              <text:list-item>
                <text:p text:style-name="P5"><text:span text:style-name="T1">M</text:span><text:span text:style-name="T1">i</text:span><text:span text:style-name="T1">n</text:span><text:span text:style-name="T1"> </text:span></text:p>
              </text:list-item>
              <text:list-item>
                <text:p text:style-name="P5"><text:span text:style-name="T1">M</text:span><text:span text:style-name="T1">a</text:span><text:span text:style-name="T1">x</text:span><text:span text:style-name="T1"> </text:span></text:p>
              </text:list-item>
              <text:list-item>
                <text:p text:style-name="P5"><text:span text:style-name="T1">M</text:span><text:span text:style-name="T1">e</text:span><text:span text:style-name="T1">d</text:span><text:span text:style-name="T1">i</text:span><text:span text:style-name="T1">a</text:span><text:span text:style-name="T1">n</text:span></text:p>
              </text:list-item>
            </text:list>
          </draw:text-box>
        </draw:frame>
        <draw:connector draw:style-name="gr10" draw:text-style-name="P1" draw:layer="layout" svg:x1="10.661cm" svg:y1="19.019cm" svg:x2="13.607cm" svg:y2="21.58cm" draw:start-shape="id1" draw:start-glue-point="6" draw:end-shape="id2" draw:end-glue-point="0" svg:d="M10661 19019v1374h2946v1187" svg:viewBox="0 0 2947 2562">
          <text:p/>
        </draw:connector>
        <draw:connector draw:style-name="gr10" draw:text-style-name="P1" draw:layer="layout" svg:x1="16.338cm" svg:y1="23.675cm" svg:x2="14.497cm" svg:y2="13.516cm" draw:start-shape="id2" draw:end-shape="id3" draw:end-glue-point="7" svg:d="M16338 23675h501v-10159h-2342" svg:viewBox="0 0 2343 10160">
          <text:p/>
        </draw:connector>
        <draw:custom-shape draw:style-name="gr1" draw:text-style-name="P1" xml:id="id4" draw:id="id4" draw:layer="layout" svg:width="7.62cm" svg:height="3.429cm" svg:x="6.878cm" svg:y="2.70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text-style-name="P3" draw:layer="layout" svg:width="6.477cm" svg:height="3.806cm" svg:x="7.005cm" svg:y="3.413cm">
          <draw:text-box>
            <text:p text:style-name="P2">Directory containing VSI files</text:p>
          </draw:text-box>
        </draw:frame>
        <draw:connector draw:style-name="gr10" draw:text-style-name="P1" draw:layer="layout" draw:type="line" svg:x1="10.688cm" svg:y1="5.859cm" svg:x2="10.66cm" svg:y2="7.232cm" draw:start-shape="id4" draw:start-glue-point="6" draw:end-shape="id5" draw:end-glue-point="4" svg:d="M10688 5859l-28 1373" svg:viewBox="0 0 29 1374">
          <text:p/>
        </draw:connector>
        <draw:connector draw:style-name="gr10" draw:text-style-name="P1" draw:layer="layout" draw:type="line" svg:x1="10.66cm" svg:y1="10.458cm" svg:x2="10.687cm" svg:y2="11.801cm" draw:start-shape="id5" draw:start-glue-point="6" draw:end-shape="id3" draw:end-glue-point="4" svg:d="M10660 10458l27 1343" svg:viewBox="0 0 28 1344">
          <text:p/>
        </draw:connector>
        <draw:connector draw:style-name="gr10" draw:text-style-name="P1" draw:layer="layout" draw:type="line" svg:x1="10.687cm" svg:y1="14.959cm" svg:x2="10.661cm" svg:y2="16.032cm" draw:start-shape="id3" draw:start-glue-point="6" draw:end-shape="id1" draw:end-glue-point="4" svg:d="M10687 14959l-26 1073" svg:viewBox="0 0 27 1074">
          <text:p/>
        </draw:connector>
        <draw:frame draw:style-name="gr11" draw:text-style-name="P8" draw:layer="layout" svg:width="4.572cm" svg:height="1.447cm" svg:x="1.6cm" svg:y="10.203cm">
          <draw:text-box>
            <text:p text:style-name="P7"><text:span text:style-name="T2">Iterate over all VSI files</text:span></text:p>
          </draw:text-box>
        </draw:frame>
        <draw:connector draw:style-name="gr10" draw:text-style-name="P9" draw:layer="layout" draw:line-skew="-0.55cm" svg:x1="6.877cm" svg:y1="13.516cm" svg:x2="6.977cm" svg:y2="8.947cm" draw:start-shape="id3" draw:start-glue-point="5" draw:end-shape="id5" draw:end-glue-point="5" svg:d="M6877 13516h-1051v-4569h1151" svg:viewBox="0 0 1152 4570">
          <text:p/>
        </draw:connector>
        <draw:frame draw:style-name="gr12" draw:text-style-name="P8" draw:layer="layout" svg:width="7.88cm" svg:height="1.967cm" svg:x="10.9cm" svg:y="10.304cm">
          <draw:text-box>
            <text:p text:style-name="P7"><text:span text:style-name="T3">Export to TIF by </text:span><text:span text:style-name="T3">channel and </text:span><text:span text:style-name="T3">timepoint </text:span><text:span text:style-name="T3">(</text:span><text:span text:style-name="T4">vsi2tif.ijm</text:span><text:span text:style-name="T3">)</text:span></text:p>
          </draw:text-box>
        </draw:frame>
        <draw:frame draw:style-name="gr11" draw:text-style-name="P8" draw:layer="layout" svg:width="4.572cm" svg:height="1.447cm" svg:x="16.483cm" svg:y="17.018cm">
          <draw:text-box>
            <text:p text:style-name="P7"><text:span text:style-name="T2">Iterate over </text:span><text:span text:style-name="T2">all TIF files</text:span></text:p>
          </draw:text-box>
        </draw:frame>
        <draw:frame draw:style-name="gr13" draw:text-style-name="P8" draw:layer="layout" svg:width="8.148cm" svg:height="1.661cm" svg:x="2.524cm" svg:y="19.805cm">
          <draw:text-box>
            <text:p text:style-name="P7"><text:span text:style-name="T3">Find area within threshold range and measure pixel intensity (</text:span><text:span text:style-name="T4">threshold_RFU_measure.ijm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Hill</meta:initial-creator>
    <meta:creation-date>2019-01-22T15:04:39.923537635</meta:creation-date>
    <dc:date>2019-01-22T15:36:57.342129225</dc:date>
    <dc:creator>David Hill</dc:creator>
    <meta:editing-duration>PT6M45S</meta:editing-duration>
    <meta:editing-cycles>3</meta:editing-cycles>
    <meta:generator>LibreOffice/5.2.7.2$Linux_X86_64 LibreOffice_project/20m0$Build-2</meta:generator>
    <meta:document-statistic meta:object-count="21"/>
  </office:meta>
</office:document-meta>
</file>